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2T10:46:18</dc:date>
    <dc:creator>tokai </dc:creator>
    <meta:editing-duration>PT2M17S</meta:editing-duration>
    <meta:editing-cycles>1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722630511152572">
                <text:p>-0.722630511152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722630511152574">
                <text:p>0.7226305111525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5.5107285922007E-016">
                <text:p>5.510728592200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87999850346455">
                <text:p>-0.187999850346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552186829027016">
                <text:p>-0.552186829027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22630511152573">
                <text:p>-0.722630511152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81677878438709">
                <text:p>-0.881677878438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722630511152574">
                <text:p>-0.7226305111525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7.34763812293426E-016">
                <text:p>-7.3476381229342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